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meta.xml" manifest:media-type="text/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center" style:justify-single-word="false"/>
      <style:text-properties style:text-outline="false" style:font-name="Ubuntu2" fo:font-size="22pt" fo:text-shadow="1pt 1pt" fo:font-weight="bold" officeooo:rsid="0002dc18" officeooo:paragraph-rsid="0002dc18" style:font-size-asian="22pt" style:font-weight-asian="bold" style:font-size-complex="22pt" style:font-weight-complex="bold"/>
    </style:style>
    <style:style style:name="P2" style:family="paragraph" style:parent-style-name="Standard">
      <style:paragraph-properties fo:text-align="center" style:justify-single-word="false"/>
      <style:text-properties officeooo:rsid="005c0049" officeooo:paragraph-rsid="0002dc18"/>
    </style:style>
    <style:style style:name="P3" style:family="paragraph" style:parent-style-name="Quotations">
      <style:text-properties officeooo:paragraph-rsid="00ad7cfa"/>
    </style:style>
    <style:style style:name="P4" style:family="paragraph" style:parent-style-name="Quotations">
      <style:text-properties officeooo:rsid="0148f3a7" officeooo:paragraph-rsid="0148f3a7"/>
    </style:style>
    <style:style style:name="P5" style:family="paragraph" style:parent-style-name="Quotations">
      <style:text-properties officeooo:rsid="014a2336" officeooo:paragraph-rsid="014a2336"/>
    </style:style>
    <style:style style:name="P6" style:family="paragraph" style:parent-style-name="Quotations">
      <style:text-properties officeooo:rsid="014f84f8" officeooo:paragraph-rsid="014f84f8"/>
    </style:style>
    <style:style style:name="P7" style:family="paragraph" style:parent-style-name="Quotations">
      <style:text-properties officeooo:rsid="0152ebd3" officeooo:paragraph-rsid="0152ebd3"/>
    </style:style>
    <style:style style:name="P8" style:family="paragraph" style:parent-style-name="Quotations">
      <style:text-properties officeooo:rsid="00536661" officeooo:paragraph-rsid="0161d878"/>
    </style:style>
    <style:style style:name="P9" style:family="paragraph" style:parent-style-name="Quotations">
      <style:text-properties officeooo:rsid="00533c85" officeooo:paragraph-rsid="0161d878"/>
    </style:style>
    <style:style style:name="P10" style:family="paragraph" style:parent-style-name="Text_20_body">
      <style:text-properties officeooo:rsid="0040cd79" officeooo:paragraph-rsid="0046be5a"/>
    </style:style>
    <style:style style:name="P11" style:family="paragraph" style:parent-style-name="Text_20_body">
      <style:text-properties officeooo:rsid="0046be5a" officeooo:paragraph-rsid="00514ba1"/>
    </style:style>
    <style:style style:name="P12" style:family="paragraph" style:parent-style-name="Text_20_body">
      <style:text-properties officeooo:rsid="00481858" officeooo:paragraph-rsid="00514ba1"/>
    </style:style>
    <style:style style:name="P13" style:family="paragraph" style:parent-style-name="Text_20_body">
      <style:text-properties officeooo:rsid="0049e8b8" officeooo:paragraph-rsid="00514ba1"/>
    </style:style>
    <style:style style:name="P14" style:family="paragraph" style:parent-style-name="Text_20_body">
      <style:text-properties officeooo:rsid="004ae878" officeooo:paragraph-rsid="00514ba1"/>
    </style:style>
    <style:style style:name="P15" style:family="paragraph" style:parent-style-name="Text_20_body">
      <style:text-properties officeooo:paragraph-rsid="00514ba1"/>
    </style:style>
    <style:style style:name="P16" style:family="paragraph" style:parent-style-name="Text_20_body">
      <style:text-properties officeooo:rsid="00533c85" officeooo:paragraph-rsid="00533c85"/>
    </style:style>
    <style:style style:name="P17" style:family="paragraph" style:parent-style-name="Text_20_body">
      <style:text-properties officeooo:rsid="00536661" officeooo:paragraph-rsid="005a4c11"/>
    </style:style>
    <style:style style:name="P18" style:family="paragraph" style:parent-style-name="Text_20_body">
      <style:text-properties officeooo:rsid="005a4c11" officeooo:paragraph-rsid="005a4c11"/>
    </style:style>
    <style:style style:name="P19" style:family="paragraph" style:parent-style-name="Text_20_body">
      <style:text-properties officeooo:rsid="00664c5b" officeooo:paragraph-rsid="00a81775"/>
    </style:style>
    <style:style style:name="P20" style:family="paragraph" style:parent-style-name="Text_20_body">
      <style:text-properties officeooo:rsid="00664c5b" officeooo:paragraph-rsid="00664c5b"/>
    </style:style>
    <style:style style:name="P21" style:family="paragraph" style:parent-style-name="Text_20_body">
      <style:text-properties officeooo:rsid="006f5089" officeooo:paragraph-rsid="006f5089"/>
    </style:style>
    <style:style style:name="P22" style:family="paragraph" style:parent-style-name="Text_20_body">
      <style:text-properties officeooo:rsid="00a3066f" officeooo:paragraph-rsid="00a3066f"/>
    </style:style>
    <style:style style:name="P23" style:family="paragraph" style:parent-style-name="Text_20_body">
      <style:text-properties officeooo:paragraph-rsid="00aba237"/>
    </style:style>
    <style:style style:name="P24" style:family="paragraph" style:parent-style-name="Text_20_body">
      <style:text-properties officeooo:rsid="00ad7cfa" officeooo:paragraph-rsid="00ad7cfa"/>
    </style:style>
    <style:style style:name="P25" style:family="paragraph" style:parent-style-name="Text_20_body">
      <style:text-properties officeooo:rsid="00af3ab0" officeooo:paragraph-rsid="00af3ab0"/>
    </style:style>
    <style:style style:name="P26" style:family="paragraph" style:parent-style-name="Text_20_body">
      <loext:graphic-properties draw:fill="solid" draw:fill-color="#ffffff" draw:opacity="100%"/>
      <style:paragraph-properties fo:background-color="#ffffff"/>
      <style:text-properties officeooo:rsid="001b8e2e" officeooo:paragraph-rsid="00aba237"/>
    </style:style>
    <style:style style:name="P27" style:family="paragraph" style:parent-style-name="Text_20_body">
      <loext:graphic-properties draw:fill="solid" draw:fill-color="#ffffff" draw:opacity="100%"/>
      <style:paragraph-properties fo:background-color="#ffffff"/>
      <style:text-properties officeooo:rsid="005c0049" officeooo:paragraph-rsid="00aba237"/>
    </style:style>
    <style:style style:name="P28" style:family="paragraph" style:parent-style-name="Text_20_body">
      <style:text-properties officeooo:rsid="007cc9ec" officeooo:paragraph-rsid="00ad7cfa"/>
    </style:style>
    <style:style style:name="P29" style:family="paragraph" style:parent-style-name="Text_20_body">
      <style:text-properties officeooo:rsid="010f8201" officeooo:paragraph-rsid="010f8201"/>
    </style:style>
    <style:style style:name="P30" style:family="paragraph" style:parent-style-name="Text_20_body">
      <style:text-properties fo:color="#ff0000" fo:font-weight="bold" officeooo:rsid="015d66a8" officeooo:paragraph-rsid="015d66a8" style:font-weight-asian="bold" style:font-weight-complex="bold"/>
    </style:style>
    <style:style style:name="P31" style:family="paragraph" style:parent-style-name="Text_20_body">
      <style:text-properties officeooo:rsid="0148f3a7" officeooo:paragraph-rsid="014b58ef"/>
    </style:style>
    <style:style style:name="P32" style:family="paragraph" style:parent-style-name="Text_20_body">
      <style:text-properties officeooo:rsid="0148f3a7" officeooo:paragraph-rsid="01480c88"/>
    </style:style>
    <style:style style:name="P33" style:family="paragraph" style:parent-style-name="Text_20_body">
      <style:text-properties officeooo:rsid="0091bac0" officeooo:paragraph-rsid="008fd049"/>
    </style:style>
    <style:style style:name="P34" style:family="paragraph" style:parent-style-name="Text_20_body">
      <style:text-properties officeooo:rsid="015c9fa9" officeooo:paragraph-rsid="015c9fa9"/>
    </style:style>
    <style:style style:name="P35" style:family="paragraph" style:parent-style-name="Text_20_body">
      <style:text-properties officeooo:rsid="006cd50d" officeooo:paragraph-rsid="0161d878"/>
    </style:style>
    <style:style style:name="P36" style:family="paragraph" style:parent-style-name="Text_20_body">
      <style:text-properties officeooo:rsid="006f7f6d" officeooo:paragraph-rsid="006f7f6d"/>
    </style:style>
    <style:style style:name="P37" style:family="paragraph" style:parent-style-name="Text_20_body">
      <style:text-properties officeooo:rsid="0079e973" officeooo:paragraph-rsid="0161d878"/>
    </style:style>
    <style:style style:name="P38" style:family="paragraph" style:parent-style-name="Text_20_body">
      <style:text-properties officeooo:paragraph-rsid="0161d878"/>
    </style:style>
    <style:style style:name="P39" style:family="paragraph" style:parent-style-name="Text_20_body">
      <style:text-properties officeooo:rsid="01210fe0" officeooo:paragraph-rsid="0161d878"/>
    </style:style>
    <style:style style:name="P40" style:family="paragraph" style:parent-style-name="Text_20_body">
      <style:text-properties officeooo:rsid="01205a74" officeooo:paragraph-rsid="0161d878"/>
    </style:style>
    <style:style style:name="P41" style:family="paragraph" style:parent-style-name="Text_20_body">
      <style:text-properties officeooo:rsid="00591012" officeooo:paragraph-rsid="0161d878"/>
    </style:style>
    <style:style style:name="P42" style:family="paragraph" style:parent-style-name="Text_20_body">
      <loext:graphic-properties draw:fill="solid" draw:fill-color="#ffffff" draw:opacity="100%"/>
      <style:paragraph-properties fo:background-color="#ffffff"/>
      <style:text-properties officeooo:rsid="0162a52c" officeooo:paragraph-rsid="0162a52c"/>
    </style:style>
    <style:style style:name="P43" style:family="paragraph" style:parent-style-name="Text_20_body">
      <style:text-properties officeooo:rsid="01649c1f" officeooo:paragraph-rsid="01649c1f"/>
    </style:style>
    <style:style style:name="P44" style:family="paragraph" style:parent-style-name="Quotations">
      <style:paragraph-properties fo:margin-top="0cm" fo:margin-bottom="0cm" loext:contextual-spacing="true"/>
      <style:text-properties officeooo:rsid="0148f3a7" officeooo:paragraph-rsid="014b58ef"/>
    </style:style>
    <style:style style:name="P45" style:family="paragraph" style:parent-style-name="Quotations">
      <style:paragraph-properties fo:margin-top="0cm" fo:margin-bottom="0cm" loext:contextual-spacing="true"/>
      <style:text-properties officeooo:paragraph-rsid="014b58ef"/>
    </style:style>
    <style:style style:name="P46" style:family="paragraph" style:parent-style-name="Quotations">
      <style:paragraph-properties fo:margin-top="0cm" fo:margin-bottom="0cm" loext:contextual-spacing="true"/>
      <style:text-properties officeooo:rsid="014b58ef" officeooo:paragraph-rsid="014b58ef"/>
    </style:style>
    <style:style style:name="P47" style:family="paragraph" style:parent-style-name="Contents_20_1">
      <style:paragraph-properties>
        <style:tab-stops>
          <style:tab-stop style:position="17cm" style:type="right" style:leader-style="dotted" style:leader-text="."/>
        </style:tab-stops>
      </style:paragraph-properties>
    </style:style>
    <style:style style:name="P48" style:family="paragraph" style:parent-style-name="Contents_20_2">
      <style:paragraph-properties>
        <style:tab-stops>
          <style:tab-stop style:position="16.501cm" style:type="right" style:leader-style="dotted" style:leader-text="."/>
        </style:tab-stops>
      </style:paragraph-properties>
    </style:style>
    <style:style style:name="P49" style:family="paragraph" style:parent-style-name="Text_20_body" style:list-style-name="L2">
      <style:text-properties officeooo:rsid="00413150" officeooo:paragraph-rsid="0046be5a"/>
    </style:style>
    <style:style style:name="P50" style:family="paragraph" style:parent-style-name="Text_20_body" style:list-style-name="L2">
      <style:text-properties officeooo:rsid="0041e767" officeooo:paragraph-rsid="0046be5a"/>
    </style:style>
    <style:style style:name="P51" style:family="paragraph" style:parent-style-name="Text_20_body" style:list-style-name="L2">
      <style:text-properties officeooo:rsid="008ac9a6" officeooo:paragraph-rsid="008ac9a6"/>
    </style:style>
    <style:style style:name="P52" style:family="paragraph" style:parent-style-name="Text_20_body" style:list-style-name="L2">
      <style:text-properties officeooo:rsid="0044edc8" officeooo:paragraph-rsid="0046be5a"/>
    </style:style>
    <style:style style:name="P53" style:family="paragraph" style:parent-style-name="Text_20_body" style:list-style-name="L3">
      <style:text-properties officeooo:rsid="0046be5a" officeooo:paragraph-rsid="00514ba1"/>
    </style:style>
    <style:style style:name="P54" style:family="paragraph" style:parent-style-name="Text_20_body" style:list-style-name="L4">
      <style:text-properties officeooo:rsid="0049e8b8" officeooo:paragraph-rsid="00514ba1"/>
    </style:style>
    <style:style style:name="P55" style:family="paragraph" style:parent-style-name="Text_20_body" style:list-style-name="L5">
      <style:text-properties officeooo:rsid="004ae878" officeooo:paragraph-rsid="00514ba1"/>
    </style:style>
    <style:style style:name="P56" style:family="paragraph" style:parent-style-name="Text_20_body" style:list-style-name="L6">
      <style:text-properties officeooo:rsid="006cd50d" officeooo:paragraph-rsid="00725b97"/>
    </style:style>
    <style:style style:name="P57" style:family="paragraph" style:parent-style-name="Text_20_body" style:list-style-name="L7">
      <style:text-properties officeooo:rsid="00664c5b" officeooo:paragraph-rsid="00664c5b"/>
    </style:style>
    <style:style style:name="P58" style:family="paragraph" style:parent-style-name="Text_20_body" style:list-style-name="L8">
      <style:text-properties officeooo:rsid="01473a8c" officeooo:paragraph-rsid="01473a8c"/>
    </style:style>
    <style:style style:name="P59" style:family="paragraph" style:parent-style-name="Text_20_body" style:list-style-name="L9">
      <style:text-properties officeooo:rsid="014dd34b" officeooo:paragraph-rsid="014dd34b"/>
    </style:style>
    <style:style style:name="P60" style:family="paragraph" style:parent-style-name="Text_20_body" style:list-style-name="L10">
      <style:text-properties officeooo:rsid="014dd34b" officeooo:paragraph-rsid="014dd34b"/>
    </style:style>
    <style:style style:name="P61" style:family="paragraph" style:parent-style-name="Text_20_body" style:list-style-name="L11">
      <style:text-properties officeooo:rsid="0150d79e" officeooo:paragraph-rsid="0150d79e"/>
    </style:style>
    <style:style style:name="P62" style:family="paragraph" style:parent-style-name="Text_20_body" style:list-style-name="L12">
      <style:text-properties officeooo:rsid="0152ebd3" officeooo:paragraph-rsid="0152ebd3"/>
    </style:style>
    <style:style style:name="P63" style:family="paragraph" style:parent-style-name="Text_20_body" style:list-style-name="L13">
      <style:text-properties officeooo:rsid="015c9fa9" officeooo:paragraph-rsid="015c9fa9"/>
    </style:style>
    <style:style style:name="P64" style:family="paragraph" style:parent-style-name="Text_20_body" style:list-style-name="L14">
      <style:text-properties officeooo:rsid="006f5089" officeooo:paragraph-rsid="006f5089"/>
    </style:style>
    <style:style style:name="P65" style:family="paragraph" style:parent-style-name="Text_20_body" style:list-style-name="L15">
      <style:text-properties officeooo:rsid="006f7f6d" officeooo:paragraph-rsid="006f7f6d"/>
    </style:style>
    <style:style style:name="P66" style:family="paragraph" style:parent-style-name="Text_20_body" style:list-style-name="L16">
      <style:text-properties officeooo:rsid="0079e973" officeooo:paragraph-rsid="0161d878"/>
    </style:style>
    <style:style style:name="P67" style:family="paragraph" style:parent-style-name="Text_20_body" style:list-style-name="L16">
      <style:text-properties officeooo:rsid="0079e973" officeooo:paragraph-rsid="0165df64"/>
    </style:style>
    <style:style style:name="P68" style:family="paragraph" style:parent-style-name="Text_20_body" style:list-style-name="L18">
      <style:text-properties officeooo:rsid="0079e973" officeooo:paragraph-rsid="0161d878"/>
    </style:style>
    <style:style style:name="P69" style:family="paragraph" style:parent-style-name="Text_20_body">
      <style:text-properties officeooo:rsid="0079e973" officeooo:paragraph-rsid="0165df64"/>
    </style:style>
    <style:style style:name="P70" style:family="paragraph" style:parent-style-name="Text_20_body" style:list-style-name="L24">
      <style:text-properties officeooo:rsid="0079e973" officeooo:paragraph-rsid="0165df64"/>
    </style:style>
    <style:style style:name="P71" style:family="paragraph" style:parent-style-name="Text_20_body" style:list-style-name="L19"/>
    <style:style style:name="P72" style:family="paragraph" style:parent-style-name="Text_20_body" style:list-style-name="L19">
      <style:text-properties officeooo:paragraph-rsid="0084ddca"/>
    </style:style>
    <style:style style:name="P73" style:family="paragraph" style:parent-style-name="Text_20_body">
      <style:text-properties officeooo:rsid="01299a66" officeooo:paragraph-rsid="0165df64"/>
    </style:style>
    <style:style style:name="P74" style:family="paragraph" style:parent-style-name="Text_20_body">
      <style:text-properties officeooo:rsid="012ad5bf" officeooo:paragraph-rsid="0165df64"/>
    </style:style>
    <style:style style:name="P75" style:family="paragraph" style:parent-style-name="Text_20_body">
      <style:text-properties officeooo:paragraph-rsid="0165df64"/>
    </style:style>
    <style:style style:name="P76" style:family="paragraph" style:parent-style-name="Text_20_body">
      <style:text-properties officeooo:rsid="009672c2" officeooo:paragraph-rsid="0165df64"/>
    </style:style>
    <style:style style:name="P77" style:family="paragraph" style:parent-style-name="Quotations" style:list-style-name="L16">
      <style:text-properties officeooo:paragraph-rsid="0161d878"/>
    </style:style>
    <style:style style:name="P78" style:family="paragraph" style:parent-style-name="Quotations" style:list-style-name="L16">
      <style:text-properties officeooo:paragraph-rsid="0165df64"/>
    </style:style>
    <style:style style:name="P79" style:family="paragraph" style:parent-style-name="Quotations" style:list-style-name="L17">
      <style:text-properties officeooo:rsid="0079e973" officeooo:paragraph-rsid="0161d878"/>
    </style:style>
    <style:style style:name="P80" style:family="paragraph" style:parent-style-name="Quotations" style:list-style-name="L23">
      <style:text-properties officeooo:rsid="0079e973" officeooo:paragraph-rsid="0165df64"/>
    </style:style>
    <style:style style:name="P81" style:family="paragraph" style:parent-style-name="Quotations" style:list-style-name="L18">
      <style:text-properties officeooo:paragraph-rsid="0161d878"/>
    </style:style>
    <style:style style:name="P82" style:family="paragraph" style:parent-style-name="Quotations" style:list-style-name="L22">
      <style:text-properties officeooo:paragraph-rsid="0165df64"/>
    </style:style>
    <style:style style:name="P83" style:family="paragraph" style:parent-style-name="Quotations" style:list-style-name="L24">
      <style:text-properties officeooo:paragraph-rsid="0165df64"/>
    </style:style>
    <style:style style:name="P84" style:family="paragraph" style:parent-style-name="Index_20_Heading" style:list-style-name="L1">
      <style:text-properties officeooo:paragraph-rsid="0165df64"/>
    </style:style>
    <style:style style:name="P85" style:family="paragraph" style:parent-style-name="Index_20_Heading" style:list-style-name="L1">
      <style:text-properties officeooo:rsid="0162a52c" officeooo:paragraph-rsid="0162a52c"/>
    </style:style>
    <style:style style:name="P86" style:family="paragraph" style:parent-style-name="Index_20_Heading" style:list-style-name="L1">
      <style:text-properties officeooo:rsid="003da29b" officeooo:paragraph-rsid="003da29b"/>
    </style:style>
    <style:style style:name="P87" style:family="paragraph" style:parent-style-name="Index_20_Heading" style:list-style-name="L1">
      <style:text-properties officeooo:rsid="007bf684" officeooo:paragraph-rsid="0085c9b3"/>
    </style:style>
    <style:style style:name="P88" style:family="paragraph" style:parent-style-name="Index_20_Heading" style:list-style-name="L1">
      <style:text-properties officeooo:rsid="00ad7cfa" officeooo:paragraph-rsid="00ad7cfa"/>
    </style:style>
    <style:style style:name="P89" style:family="paragraph" style:parent-style-name="Index_20_Heading" style:list-style-name="L1">
      <style:text-properties officeooo:rsid="00a1354c" officeooo:paragraph-rsid="008c6a17"/>
    </style:style>
    <style:style style:name="P90" style:family="paragraph" style:parent-style-name="Index_20_Heading" style:list-style-name="L1">
      <style:text-properties officeooo:rsid="007e85fa" officeooo:paragraph-rsid="008c6a17"/>
    </style:style>
    <style:style style:name="P91" style:family="paragraph" style:parent-style-name="Heading" style:list-style-name="L1">
      <style:text-properties officeooo:paragraph-rsid="0046be5a"/>
    </style:style>
    <style:style style:name="P92" style:family="paragraph" style:parent-style-name="Heading" style:list-style-name="L1">
      <style:text-properties officeooo:paragraph-rsid="00591012"/>
    </style:style>
    <style:style style:name="P93" style:family="paragraph" style:parent-style-name="Heading" style:list-style-name="L1">
      <style:text-properties officeooo:rsid="003f39c7" officeooo:paragraph-rsid="003f39c7"/>
    </style:style>
    <style:style style:name="P94" style:family="paragraph" style:parent-style-name="Heading" style:list-style-name="L1">
      <style:text-properties officeooo:rsid="005549dd" officeooo:paragraph-rsid="005549dd"/>
    </style:style>
    <style:style style:name="T1" style:family="text">
      <style:text-properties officeooo:rsid="0019c731"/>
    </style:style>
    <style:style style:name="T2" style:family="text">
      <style:text-properties officeooo:rsid="0028ba60"/>
    </style:style>
    <style:style style:name="T3" style:family="text">
      <style:text-properties officeooo:rsid="00413150"/>
    </style:style>
    <style:style style:name="T4" style:family="text">
      <style:text-properties officeooo:rsid="00450c66"/>
    </style:style>
    <style:style style:name="T5" style:family="text">
      <style:text-properties officeooo:rsid="00481858"/>
    </style:style>
    <style:style style:name="T6" style:family="text">
      <style:text-properties officeooo:rsid="0049e8b8"/>
    </style:style>
    <style:style style:name="T7" style:family="text">
      <style:text-properties officeooo:rsid="004ae878"/>
    </style:style>
    <style:style style:name="T8" style:family="text">
      <style:text-properties officeooo:rsid="004b8c35"/>
    </style:style>
    <style:style style:name="T9" style:family="text">
      <style:text-properties officeooo:rsid="004d0e21"/>
    </style:style>
    <style:style style:name="T10" style:family="text">
      <style:text-properties officeooo:rsid="004e48cf"/>
    </style:style>
    <style:style style:name="T11" style:family="text">
      <style:text-properties officeooo:rsid="00501f85"/>
    </style:style>
    <style:style style:name="T12" style:family="text">
      <style:text-properties officeooo:rsid="00581e19"/>
    </style:style>
    <style:style style:name="T13" style:family="text">
      <style:text-properties officeooo:rsid="005ada21"/>
    </style:style>
    <style:style style:name="T14" style:family="text">
      <style:text-properties officeooo:rsid="00670b45"/>
    </style:style>
    <style:style style:name="T15" style:family="text">
      <style:text-properties officeooo:rsid="006f7f6d"/>
    </style:style>
    <style:style style:name="T16" style:family="text">
      <style:text-properties officeooo:rsid="00725b97"/>
    </style:style>
    <style:style style:name="T17" style:family="text">
      <style:text-properties officeooo:rsid="00743a11"/>
    </style:style>
    <style:style style:name="T18" style:family="text">
      <style:text-properties officeooo:rsid="0076ee36"/>
    </style:style>
    <style:style style:name="T19" style:family="text">
      <style:text-properties officeooo:rsid="007a4964"/>
    </style:style>
    <style:style style:name="T20" style:family="text">
      <style:text-properties officeooo:rsid="007b0aa4"/>
    </style:style>
    <style:style style:name="T21" style:family="text">
      <style:text-properties officeooo:rsid="007d9b84"/>
    </style:style>
    <style:style style:name="T22" style:family="text">
      <style:text-properties officeooo:rsid="0084ddca"/>
    </style:style>
    <style:style style:name="T23" style:family="text">
      <style:text-properties officeooo:rsid="00880588"/>
    </style:style>
    <style:style style:name="T24" style:family="text">
      <style:text-properties officeooo:rsid="00a8d810"/>
    </style:style>
    <style:style style:name="T25" style:family="text">
      <style:text-properties officeooo:rsid="00b34f8a"/>
    </style:style>
    <style:style style:name="T26" style:family="text">
      <style:text-properties officeooo:rsid="00c565ef"/>
    </style:style>
    <style:style style:name="T27" style:family="text">
      <style:text-properties officeooo:rsid="00c84477"/>
    </style:style>
    <style:style style:name="T28" style:family="text">
      <style:text-properties officeooo:rsid="011885fa"/>
    </style:style>
    <style:style style:name="T29" style:family="text">
      <style:text-properties officeooo:rsid="0124792c"/>
    </style:style>
    <style:style style:name="T30" style:family="text">
      <style:text-properties officeooo:rsid="01266ad6"/>
    </style:style>
    <style:style style:name="T31" style:family="text">
      <style:text-properties fo:font-weight="normal" officeooo:rsid="01210fe0" style:font-weight-asian="normal" style:font-weight-complex="normal"/>
    </style:style>
    <style:style style:name="T32" style:family="text">
      <style:text-properties fo:font-weight="normal" officeooo:rsid="012263f8" style:font-weight-asian="normal" style:font-weight-complex="normal"/>
    </style:style>
    <style:style style:name="T33" style:family="text">
      <style:text-properties officeooo:rsid="013ca5f6"/>
    </style:style>
    <style:style style:name="T34" style:family="text">
      <style:text-properties officeooo:rsid="013f833d"/>
    </style:style>
    <style:style style:name="T35" style:family="text">
      <style:text-properties officeooo:rsid="0141e6fa"/>
    </style:style>
    <style:style style:name="T36" style:family="text">
      <style:text-properties officeooo:rsid="01439c2c"/>
    </style:style>
    <style:style style:name="T37" style:family="text">
      <style:text-properties officeooo:rsid="014b58ef"/>
    </style:style>
    <style:style style:name="T38" style:family="text">
      <style:text-properties officeooo:rsid="014c7dd7"/>
    </style:style>
    <style:style style:name="T39" style:family="text">
      <style:text-properties officeooo:rsid="015c0767"/>
    </style:style>
    <style:style style:name="T40" style:family="text">
      <style:text-properties officeooo:rsid="012263f8"/>
    </style:style>
    <style:style style:name="T41" style:family="text">
      <style:text-properties officeooo:rsid="0079e973"/>
    </style:style>
    <style:style style:name="T42" style:family="text">
      <style:text-properties officeooo:rsid="01210fe0"/>
    </style:style>
    <style:style style:name="T43" style:family="text">
      <style:text-properties officeooo:rsid="012ae62b"/>
    </style:style>
    <style:style style:name="T44" style:family="text">
      <style:text-properties officeooo:rsid="012ad5bf"/>
    </style:style>
    <style:style style:name="T45" style:family="text">
      <style:text-properties officeooo:rsid="01299a66"/>
    </style:style>
    <style:style style:name="T46" style:family="text">
      <style:text-properties officeooo:rsid="0165df64"/>
    </style:style>
    <style:style style:name="Sect1" style:family="section">
      <style:section-properties style:editable="false">
        <style:columns fo:column-count="1" fo:column-gap="0cm"/>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Manuel d'<text:span text:style-name="T1">installation de</text:span> e-colle</text:p>
      <text:p text:style-name="P1"/>
      <text:p text:style-name="P23"><text:tab/>e-colle est un gestionnaire de colles destiné aux enseignants de CPGE, à leurs élèves, leurs colleurs ainsi qu'à l'administration pour le décompte des heures effectuées. <text:span text:style-name="T2">Son installation ne nécessite que des logiciels libres.</text:span></text:p>
      <text:p text:style-name="P26"><text:span text:style-name="T13">Toute l'installation </text:span>et <text:span text:style-name="T13">la configuration est décrite ici </text:span>sur un système d'exploitation de type <text:span text:style-name="T28">microsoft Windows</text:span>(testé précisément sur <text:span text:style-name="T28">Windows 10</text:span>).</text:p>
      <text:p text:style-name="P27">On donne à la fin les liens vers les documentations des différents logiciels utilisés.</text:p>
      <text:table-of-content text:style-name="Sect1" text:protected="true" text:name="Table des matières1">
        <text:table-of-content-source text:outline-level="10" text:use-index-source-styles="true">
          <text:index-title-template text:style-name="Contents_20_Heading">Table des matière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Index_20_Heading"/>
          </text:index-source-styles>
          <text:index-source-styles text:outline-level="2">
            <text:index-source-style text:style-name="Heading"/>
          </text:index-source-styles>
        </text:table-of-content-source>
        <text:index-body>
          <text:index-title text:style-name="Sect1" text:name="Table des matières1_Head">
            <text:p text:style-name="Contents_20_Heading">Table des matières</text:p>
          </text:index-title>
          <text:p text:style-name="P47"><text:a xlink:type="simple" xlink:href="#__RefHeading__295_603275122" text:style-name="Index_20_Link" text:visited-style-name="Index_20_Link">1.Prérequis logiciels<text:tab/>1</text:a></text:p>
          <text:p text:style-name="P48"><text:a xlink:type="simple" xlink:href="#__RefHeading__297_603275122" text:style-name="Index_20_Link" text:visited-style-name="Index_20_Link">1.Python version &gt;= 3.4<text:tab/>2</text:a></text:p>
          <text:p text:style-name="P48"><text:a xlink:type="simple" xlink:href="#__RefHeading__301_603275122" text:style-name="Index_20_Link" text:visited-style-name="Index_20_Link">2.Apache2<text:tab/>3</text:a></text:p>
          <text:p text:style-name="P48"><text:a xlink:type="simple" xlink:href="#__RefHeading__303_603275122" text:style-name="Index_20_Link" text:visited-style-name="Index_20_Link">3.Le SGBD (Système de Gestion de Bases de Données)<text:tab/>5</text:a></text:p>
          <text:p text:style-name="P47"><text:a xlink:type="simple" xlink:href="#__RefHeading__305_603275122" text:style-name="Index_20_Link" text:visited-style-name="Index_20_Link">2.Configuration de e-colle<text:tab/>6</text:a></text:p>
          <text:p text:style-name="P48"><text:a xlink:type="simple" xlink:href="#__RefHeading__307_603275122" text:style-name="Index_20_Link" text:visited-style-name="Index_20_Link">1.Copie des fichiers et configuration de settings.py<text:tab/>6</text:a></text:p>
          <text:p text:style-name="P48"><text:a xlink:type="simple" xlink:href="#__RefHeading__309_603275122" text:style-name="Index_20_Link" text:visited-style-name="Index_20_Link">2.Création de la base de données<text:tab/>7</text:a></text:p>
          <text:p text:style-name="P48"><text:a xlink:type="simple" xlink:href="#__RefHeading__311_603275122" text:style-name="Index_20_Link" text:visited-style-name="Index_20_Link">3.Configuration de la base de données<text:tab/>8</text:a></text:p>
          <text:p text:style-name="P48"><text:a xlink:type="simple" xlink:href="#__RefHeading__313_603275122" text:style-name="Index_20_Link" text:visited-style-name="Index_20_Link">4.Configuration du site dans Apache2<text:tab/>8</text:a></text:p>
          <text:p text:style-name="P47"><text:a xlink:type="simple" xlink:href="#__RefHeading__687_1618626752" text:style-name="Index_20_Link" text:visited-style-name="Index_20_Link">3.Personnalisation de e-colle<text:tab/>11</text:a></text:p>
          <text:p text:style-name="P47"><text:a xlink:type="simple" xlink:href="#__RefHeading__3416_682834879" text:style-name="Index_20_Link" text:visited-style-name="Index_20_Link">4.Exécution en local (développement)<text:tab/>12</text:a></text:p>
          <text:p text:style-name="P47"><text:a xlink:type="simple" xlink:href="#__RefHeading__689_1618626752" text:style-name="Index_20_Link" text:visited-style-name="Index_20_Link">5.Sauvegardes de la base de données<text:tab/>12</text:a></text:p>
          <text:p text:style-name="P47"><text:a xlink:type="simple" xlink:href="#__RefHeading__691_1618626752" text:style-name="Index_20_Link" text:visited-style-name="Index_20_Link">6.Quelques liens utiles<text:tab/>12</text:a></text:p>
        </text:index-body>
      </text:table-of-content>
      <text:p text:style-name="P2"/>
      <text:list xml:id="list1102690321" text:style-name="L1">
        <text:list-item>
          <text:p text:style-name="P85"><text:bookmark-start text:name="__RefHeading__295_603275122"/>Installation d’un serveur Apache/python3/django<text:bookmark-end text:name="__RefHeading__295_603275122"/></text:p>
        </text:list-item>
      </text:list>
      <text:p text:style-name="P42">Depuis quelques années, il est devenu très facile d’installer un serveur python3/django/apache sous windows. Bitnami propose un tel serveur clé en main (et gratuit) avec possibilité d’utiliser MySQL ou postgreSQL comme gestionnaire de base de données.Il semble qu’il est régulièrement mis à jour avec les version stables les plus récentes des différents logiciels. On renvoie donc à la page :</text:p>
      <text:p text:style-name="P42"><text:a xlink:type="simple" xlink:href="https://bitnami.com/stack/django/installer" text:style-name="Internet_20_link" text:visited-style-name="Visited_20_Internet_20_Link">https://bitnami.com/stack/django/installer</text:a></text:p>
      <text:p text:style-name="P42">et à leur documentation pour la configuration du site.</text:p>
      <text:list xml:id="list115849780488976" text:continue-numbering="true" text:style-name="L1">
        <text:list-item>
          <text:p text:style-name="P86"><text:bookmark-start text:name="__RefHeading__305_603275122"/>Configuration de e-colle<text:bookmark-end text:name="__RefHeading__305_603275122"/></text:p>
        </text:list-item>
      </text:list>
      <text:p text:style-name="P16">Les étape décrites par la suite sont à faire dans l'ordre où elle sont présentées.</text:p>
      <text:list xml:id="list115850602360371" text:continue-numbering="true" text:style-name="L1">
        <text:list-item>
          <text:list>
            <text:list-item>
              <text:p text:style-name="P93"><text:bookmark-start text:name="__RefHeading__307_603275122"/>Copie des fichiers et configuration de settings.py<text:bookmark-end text:name="__RefHeading__307_603275122"/></text:p>
            </text:list-item>
          </text:list>
        </text:list-item>
      </text:list>
      <text:p text:style-name="Text_20_body">Décompressez l'archive e-colle dans le répertoire <text:span text:style-name="T33">C:\Apache24\htdocs (et </text:span><text:soft-page-break/><text:span text:style-name="T33">renommer e-colle le répertoire)</text:span></text:p>
      <text:p text:style-name="P10"><text:tab/>Dans la suite on notera CheminVersEColle le chemin absolu vers l'intérieur du répertoire e-colle.</text:p>
      <text:p text:style-name="P10"><text:tab/>Il faut configurer le fichier settings.py qui se trouve à <text:s/>CheminVersEColle<text:span text:style-name="T35">\</text:span>ecolle<text:span text:style-name="T35">\</text:span>settings.py</text:p>
      <text:p text:style-name="P10"><text:tab/>Éditez le fichier avec votre éditeur <text:span text:style-name="T24">de texte</text:span> favori. Il faut alors préciser les poin<text:span text:style-name="T3">t</text:span>s suivants :</text:p>
      <text:list xml:id="list3749133122" text:style-name="L2">
        <text:list-item>
          <text:p text:style-name="P49">DEFAULT_ADMIN_PASSWD (le mot de passe par défaut à la création de l'utilisateur Admin).</text:p>
        </text:list-item>
        <text:list-item>
          <text:p text:style-name="P49">DEFAULT_SECRETARIAT_PASSWD (le mot de passe par défaut à la création de l'utilisateur Secrétariat).</text:p>
        </text:list-item>
        <text:list-item>
          <text:p text:style-name="P50">EMAIL_ADMIN (l'email de l'admin. On peut laisser vide)</text:p>
        </text:list-item>
        <text:list-item>
          <text:p text:style-name="P50">EMAIL_SECRETARIAT (l'email du secrétariat. On peut laisser vide)</text:p>
        </text:list-item>
        <text:list-item>
          <text:p text:style-name="P50">IP_FILTRE_ADMIN. Mettre True si on veut que la partie admin ne soit accessible que depuis certain<text:span text:style-name="T19">e</text:span>s adresses IP pour des raisons de sécurité, False sinon.</text:p>
        </text:list-item>
        <text:list-item>
          <text:p text:style-name="P50">IP_FILTRE_ADRESSES. Dans le cas où IP_FILTRE_ADMIN vaut True, ll faut préciser dans un tuple les adresse IP autorisées sous forme d'expressions régulières. Par exemple '^127\.0\.0\.1$' pour l'adresse 127.0.0.1, ou encore '^192\.168\.\d{1-3} \.\d{1-3}$' pour toutes les adresses IP de la forme 192.168.xxx.xxx</text:p>
        </text:list-item>
        <text:list-item>
          <text:p text:style-name="P51">IMAGEMAGICK. <text:span text:style-name="T29">False (fonctionnalité non compatible avec Windows)</text:span></text:p>
        </text:list-item>
        <text:list-item>
          <text:p text:style-name="P52">ADMINS. Un tuple de couples (nom,email) des administrateurs du site.</text:p>
        </text:list-item>
        <text:list-item>
          <text:p text:style-name="P52">ALLOWED_HOSTS. La liste des noms de domaine autorisés pour e-colle. Démarrer par un point pour autoriser les sous-domaines. Par exemple '.e-colle.fr' autorisera tous les noms de domaine du type 'xxxxxxxxxx.e-colle.fr'</text:p>
        </text:list-item>
        <text:list-item>
          <text:p text:style-name="P52">SECRET_KEY. Une clé secrète de 50 caractères ASCII. À modifier.</text:p>
        </text:list-item>
        <text:list-item>
          <text:p text:style-name="P52">DATABASES. Il faut y préciser plusieurs champs</text:p>
          <text:list>
            <text:list-item>
              <text:p text:style-name="P52">ENGINE : le logiciel de SGBD utilisé ('django.db.backends.mysql' pour MySQL, 'django.db.backends.postgres<text:span text:style-name="T19">ql</text:span>' pour postgreSQL, 'django.db.backends.sqlite3' pour SQLite)</text:p>
            </text:list-item>
            <text:list-item>
              <text:p text:style-name="P52">NAME : le nom de la base de données ('e-colle' <text:span text:style-name="T8">est mis par défaut</text:span>)</text:p>
            </text:list-item>
            <text:list-item>
              <text:p text:style-name="P52">USER : l'utilisateur ayant les droits de la base de données précisée par <text:soft-page-break/>NAME. <text:span text:style-name="T4">('e-colle' est mis par défaut)</text:span></text:p>
            </text:list-item>
            <text:list-item>
              <text:p text:style-name="P52">PASSWORD : le mot de passe de l'utilisateur <text:span text:style-name="T9">précisé juste avant</text:span>.</text:p>
            </text:list-item>
            <text:list-item>
              <text:p text:style-name="P52">HOST : l'adresse <text:span text:style-name="T10">IP du serveur de BDD</text:span>. 'localhost' si c'est <text:span text:style-name="T20">en local.</text:span></text:p>
            </text:list-item>
          </text:list>
        </text:list-item>
      </text:list>
      <text:p text:style-name="P29">Enfin, si les crédits ECTS sont activés et que l’on veut incruster dans les pdf directement le tampon/signature du proviseur/proviseur adjoint, il suffit de mettre une image <text:span text:style-name="T35">(carrée)</text:span> proviseur.jpg ou proviseur.png et/ou proviseuradjoint.jpg ou proviseuradjoint.png dans le répertoire resources.</text:p>
      <text:list xml:id="list115848837330699" text:continue-list="list115850602360371" text:style-name="L1">
        <text:list-item>
          <text:list>
            <text:list-item>
              <text:p text:style-name="P91"><text:bookmark-start text:name="__RefHeading__309_603275122"/><text:span text:style-name="T18">Création</text:span> de la base de données<text:bookmark-end text:name="__RefHeading__309_603275122"/></text:p>
            </text:list-item>
          </text:list>
        </text:list-item>
      </text:list>
      <text:list xml:id="list3445630443" text:style-name="L3">
        <text:list-item>
          <text:p text:style-name="P53">MysQL</text:p>
        </text:list-item>
      </text:list>
      <text:p text:style-name="P11">Si l<text:span text:style-name="T6">e SGBD</text:span> que vous avez choisi est MySQL, le p<text:span text:style-name="T5">l</text:span>us simple est de créer l'utilisateur e-colle et la base de donnée e-colle avec l'interface graphique fournie par PHPMyAdmin. Dans votre navigateur internet, allez à localhost/phpmyadmin/, connectez-vous avec le login root et le mot de passe défini lors de l'installation.</text:p>
      <text:p text:style-name="P12">Cliquez sur l'onglet User, puis en bas cliquez sur add User.</text:p>
      <text:p text:style-name="P12">Entrez e-colle comme nom d'utilisateur et cliquer sur le générateur de mot de passe pour avoir un mot de passe robuste. Copiez ce mot de passe dans le champs  PASSWORD  de DATABASES dans settings.py. </text:p>
      <text:p text:style-name="P15"><text:span text:style-name="T5">Cochez la case « </text:span>Create database with same name and grant all privileges » <text:span text:style-name="T5">puis validez (Go tout en bas à droite)</text:span></text:p>
      <text:p text:style-name="P12">Cliquez ensuite sur la base de donnée e-colle apparue dans la liste de gauche, puis onglet Operations. En bas à <text:span text:style-name="T6">droite</text:span>, partie Collation, sélectionnez dans la liste déroul<text:span text:style-name="T7">an</text:span>te utf8_general_ci (Il s'agit de l'encodage utilisé pour ordonner / comparer les chaînes de caractères, on choisit donc utf8, insensible à la casse), puis validez.</text:p>
      <text:p text:style-name="P12">Votre base de données est prête.</text:p>
      <text:list xml:id="list2919328772" text:style-name="L4">
        <text:list-item>
          <text:p text:style-name="P54">PostgreSQL</text:p>
        </text:list-item>
      </text:list>
      <text:p text:style-name="P13">Si le SGBD que vous avez choisi est PostgreSQL, <text:span text:style-name="T33">ouvrez PgAdmin3, créer une base de données e-colle (encodage UTF8), puis créer un utilisateur e-colle auquel vous donnez tous les droits sur la base e-colle. Le mot de passe attribué à l'utilisateur e-colle doit être copié dans le champs  PASSWORD  de DATABASES dans settings.py. <text:s/>Votre base de données est alors prête.</text:span></text:p>
      <text:p text:style-name="P22">Il est important de noter que dans le cas de PostgreSQL, il peut être nécessaire d'effectuer régulièrement des VACUUM (une sorte de défragmentation) sur certaines tables, surtout celles qui subissent beaucoup d'effaçages/modifications.</text:p>
      <text:list xml:id="list930972875" text:style-name="L5">
        <text:list-item>
          <text:p text:style-name="P55"><text:soft-page-break/>SQLite</text:p>
        </text:list-item>
      </text:list>
      <text:p text:style-name="P14">Si le SGBD que vous avez choisi est SQLite, il n'y a rien à faire, puisqu'il n'y a aucune authentification nécessaire pour accéder à la base de données. (La sécurité est donc moins bonne <text:span text:style-name="T11">qu'</text:span>avec <text:span text:style-name="T11">MySQL ou PostgreSQL</text:span>). Il faut d'ailleurs laisser les champs USER, PASSWORD et HOST vides dans DATABASES du fichier settings.py, <text:span text:style-name="T27">et mettre le chemin vers le fichier d'enregistrement dans NAME.</text:span></text:p>
      <text:list xml:id="list115849038957273" text:continue-list="list115848837330699" text:style-name="L1">
        <text:list-item>
          <text:list>
            <text:list-item>
              <text:p text:style-name="P94"><text:bookmark-start text:name="__RefHeading__311_603275122"/><text:span text:style-name="T12">C</text:span>onfiguration de la base de données<text:bookmark-end text:name="__RefHeading__311_603275122"/></text:p>
            </text:list-item>
          </text:list>
        </text:list-item>
      </text:list>
      <text:p text:style-name="P41">Dans un terminal, allez dans le répertoire e-colle, puis lancez la commande :</text:p>
      <text:p text:style-name="P8">python3 manage.py migrate</text:p>
      <text:p text:style-name="P40">Si jamais vous faites une mise à niveau de e-colle, il faudra d’abord lancer la commande</text:p>
      <text:p text:style-name="P9">python3 manage.py makemigrations</text:p>
      <text:p text:style-name="P40">pour mettre à jour la structure de la base de données.</text:p>
      <text:p text:style-name="P17">Une fois cette étape finie, toutes les tables de la base de données ont été créées.</text:p>
      <text:list xml:id="list115848892257227" text:continue-numbering="true" text:style-name="L1">
        <text:list-item>
          <text:list>
            <text:list-item>
              <text:p text:style-name="P92"><text:bookmark-start text:name="__RefHeading__313_603275122"/>Configuration du site dans Apache2<text:bookmark-end text:name="__RefHeading__313_603275122"/></text:p>
            </text:list-item>
          </text:list>
        </text:list-item>
      </text:list>
      <text:p text:style-name="P18">Il reste à configurer le site dans Apache2.</text:p>
      <text:list xml:id="list2069433200" text:style-name="L6">
        <text:list-item>
          <text:p text:style-name="P56">Gestion du protocole SSL (conseillé)</text:p>
        </text:list-item>
      </text:list>
      <text:p text:style-name="P35">Si vous voulez crypter l'envoi et la réception des données <text:span text:style-name="T15">(si vous ne le faites pas, les mots de passe vont passer en clair sur internet)</text:span>, <text:span text:style-name="T16">il faut </text:span>utiliser le protocole SSL (https), <text:span text:style-name="T16">qui combine un cryptage + une certification du site</text:span>. <text:span text:style-name="T42">Il existe désormais un moyen d’obtenir gratuitement un tel certificat grâce à l’initiative « Let’s encrypt ». On renvoie à la documentation disponible sur </text:span></text:p>
      <text:p text:style-name="P35"><text:a xlink:type="simple" xlink:href="https://letsencrypt.org/" text:style-name="Internet_20_link" text:visited-style-name="Visited_20_Internet_20_Link">https://letsencrypt.org/</text:a></text:p>
      <text:p text:style-name="P39"><text:span text:style-name="Strong_20_Emphasis"><text:span text:style-name="T31">À noter que l’utilisation des applications mobiles e-colle (iOS et </text:span></text:span><text:span text:style-name="Strong_20_Emphasis"><text:span text:style-name="T32">android</text:span></text:span><text:span text:style-name="Strong_20_Emphasis"><text:span text:style-name="T31">) est impossible avec des certificats non valides.</text:span></text:span></text:p>
      <text:list xml:id="list3405380589" text:style-name="L7">
        <text:list-item>
          <text:p text:style-name="P57">Configuration du virtualhost.</text:p>
        </text:list-item>
      </text:list>
      <text:p text:style-name="P20">Édite<text:span text:style-name="T34">r</text:span> le fichier e-colle<text:span text:style-name="T34">win</text:span>.conf <text:span text:style-name="T17">(ou e-collewinssl.conf si vous utilisez le protocole SSL)</text:span> présent à la racine du répertoire e-colle, et modifie<text:span text:style-name="T34">r</text:span> les directives ServerName et ServerAdmin en conséquence. <text:span text:style-name="T36">Modifiez si besoin les différents chemins qui y sont spécifiés (les chemins par défaut supposent que Apache est installé dans le répertoire C:\Apache24).</text:span> <text:span text:style-name="T14">Sauvegardez. Si on accède au serveur via son adresse IP, mettez son adresse IP en ServerName. Sinon mettez un nom de domaine qui pointe vers l'adresse IP de votre routeur/box (voir point suivant : </text:span><text:soft-page-break/><text:a xlink:type="simple" xlink:href="#Section2|region" text:style-name="Internet_20_link" text:visited-style-name="Visited_20_Internet_20_Link"><text:span text:style-name="T14">Obtention d'un nom de domaine</text:span></text:a><text:span text:style-name="T14">)</text:span></text:p>
      <text:p text:style-name="P43">Dans tout ce qui suit, il faut probablement adapter les chemins « C:\apache24\conf\.. » aux vrais répertoires utilisés par django-stack de bitnami.</text:p>
      <text:p text:style-name="P19">Couper ensuite le fichier e-collewin.conf (ou e-collewinssl.conf), puis le coller dans le répertoire C:\apache24\conf\extra.</text:p>
      <text:p text:style-name="P32">Éditer le fichier httpd.conf. Décommenter les lignes :</text:p>
      <text:p text:style-name="Quotations">LoadModule authz_host_module modules/mod_authz_host.so</text:p>
      <text:p text:style-name="P4">LoadModule log_config_module modules/mod_log_config.so</text:p>
      <text:p text:style-name="P5">LoadModule socache_shmcb_module modules/mod_socache_shmcb.so</text:p>
      <text:p text:style-name="Quotations">Include conf/extra/httpd-vhosts.conf</text:p>
      <text:p text:style-name="P31">Ouvrir ensuite le fichier httpd-vhosts.conf (qui se trouve au chemin indiqué juste avant). <text:span text:style-name="T37">Tout effacer et remplacer par </text:span></text:p>
      <text:p text:style-name="P45">&lt;VirtualHost *:80&gt;</text:p>
      <text:p text:style-name="P45">ServerAdmin webmaster@localhost</text:p>
      <text:p text:style-name="P45">DocumentRoot <text:span text:style-name="T37">"</text:span>C:/Apache24/htdocs<text:span text:style-name="T37">"</text:span></text:p>
      <text:p text:style-name="P45">LogLevel warn</text:p>
      <text:p text:style-name="P46">ErrorLog "logs/error.log"</text:p>
      <text:p text:style-name="P46">CustomLog "logs/access.log" common</text:p>
      <text:p text:style-name="P44">&lt;/VirtualHost&gt;</text:p>
      <text:p text:style-name="P44"/>
      <text:list xml:id="list3482430501" text:style-name="L8">
        <text:list-item>
          <text:list>
            <text:list-item>
              <text:p text:style-name="P58">Si vous n’utilisez pas le protocole SSL, <text:s/>écrire en dessous :</text:p>
            </text:list-item>
          </text:list>
        </text:list-item>
      </text:list>
      <text:p text:style-name="Quotations">Include <text:span text:style-name="T38">conf/extra/</text:span>e-collewin.conf</text:p>
      <text:list xml:id="list404817050" text:style-name="L9">
        <text:list-item>
          <text:list>
            <text:list-header>
              <text:p text:style-name="P59">pour y inclure le virtualhost du site e-colle.conf</text:p>
            </text:list-header>
          </text:list>
        </text:list-item>
      </text:list>
      <text:list xml:id="list2538384960" text:style-name="L10">
        <text:list-item>
          <text:list>
            <text:list-item>
              <text:p text:style-name="P60">Si vous utilisez le protocole SSL, il faut éditer le fichier httpd.conf, et décommenter les lignes :</text:p>
            </text:list-item>
          </text:list>
        </text:list-item>
      </text:list>
      <text:p text:style-name="Quotations">LoadModule ssl_module modules/mod_ssl.so</text:p>
      <text:p text:style-name="P6">Include conf/extra/httpd-ssl.conf</text:p>
      <text:list xml:id="list2786445176" text:style-name="L11">
        <text:list-item>
          <text:list>
            <text:list-header>
              <text:p text:style-name="P61">Ouvrez ensuite le fichier httpd-ssl.conf (au chemin indiqué au-dessus). Effacer tout le contenu du fichier à partir de la ligne <text:s/>(incluse)</text:p>
            </text:list-header>
          </text:list>
        </text:list-item>
      </text:list>
      <text:p text:style-name="Quotations">&lt;VirtualHost _default_:443&gt;</text:p>
      <text:list xml:id="list82408584" text:style-name="L12">
        <text:list-item>
          <text:list>
            <text:list-header>
              <text:p text:style-name="P62">et écrire à la fin du fichier</text:p>
            </text:list-header>
          </text:list>
        </text:list-item>
      </text:list>
      <text:p text:style-name="P7">Include <text:span text:style-name="T38">conf/extra/</text:span>e-collewin<text:span text:style-name="T39">ssl</text:span>.conf</text:p>
      <text:list xml:id="list2822812188" text:style-name="L13">
        <text:list-item>
          <text:list>
            <text:list-header>
              <text:p text:style-name="P63">pour y inclure le virtualhost de e-colle.</text:p>
            </text:list-header>
          </text:list>
        </text:list-item>
      </text:list>
      <text:p text:style-name="P34"><text:soft-page-break/>Redémarrer enfin apache pour prendre en compte les changements.</text:p>
      <text:p text:style-name="P30">ATTENTION : Si vous utilisez Apache 2.2, la syntaxe « require all granted » n’est pas valable. Il faut la remplacer par la syntaxe en vigueur pour apache 2.2 (voir la documentation d’apache).</text:p>
      <text:p text:style-name="P33"/>
      <text:section text:style-name="Sect1" text:name="Section2">
        <text:list xml:id="list377573003" text:style-name="L14">
          <text:list-item>
            <text:p text:style-name="P64">Obtention d'un nom de domaine</text:p>
          </text:list-item>
        </text:list>
      </text:section>
      <text:p text:style-name="P21">Si vous disposez d'une adresse IP fixe (établissement scolaire par exemple) vous pouvez vous dispenser d'avoir un nom de domaine et accéder directement à e-colle via l'adresse IP du serveur. Si vous l'installez depuis une adresse IP flottante (type box) un nom de domaine est obligatoire pour pouvoir suivre votre adresse IP. De nombreux sites proposent des noms de domaines (ou sous-domaines) gratuitement, avec des fonctionnalités limité<text:span text:style-name="T25">e</text:span>s et un nombre de noms de domaines limité (~3). Par exemple no-ip, dyndns, etc.… <text:span text:style-name="T26">Rendez-vous</text:span> donc <text:span text:style-name="T26">sur</text:span> votre moteur de recherche préféré pour l'obtention d'un nom de domaine.</text:p>
      <text:list xml:id="list822344375" text:style-name="L15">
        <text:list-item>
          <text:p text:style-name="P65">Configuration de votre box/routeur</text:p>
        </text:list-item>
      </text:list>
      <text:p text:style-name="P36">Pour rediriger les requêtes entrantes sur votre box/routeur vers l'ordinateur qui fait serveur, il faut aller dans les paramètres de votre routeur, et dans la partie NAT/PAT, il faut rediriger les requêtes entrantes http (port 80) et https (port 443) vers votre serveur (via son adresse IP ou son nom). Il est également conseillé de configurer le pare-feu pour qu'il ne laisse passer que les requêtes entrantes sur les ports 80 et 443 (sauf si vous en utilisez d'autres)</text:p>
      <text:list xml:id="list115850043962812" text:continue-list="list115848892257227" text:style-name="L1">
        <text:list-item>
          <text:p text:style-name="P87"><text:bookmark-start text:name="__RefHeading__687_1618626752"/>Personnalisation de e-colle<text:bookmark-end text:name="__RefHeading__687_1618626752"/></text:p>
        </text:list-item>
      </text:list>
      <text:p text:style-name="P28"><text:tab/>Vous pouvez bien entendu personnaliser e-colle bien au-delà des quelques paramètres du fichier settings.py. Par exemple tout le CSS est contenu dans un seul fichier (public<text:span text:style-name="T30">\</text:span>css<text:span text:style-name="T30">\</text:span>style.css<text:span text:style-name="T21">), donc vous pouvez facilement modifier les couleurs, les images, les polices, etc …. Vous pouvez aussi, pour les pythoniciens, modifier les vues, rajouter vos propres vues dans les fichiers views.py adéquates pour rajouter des fonctionnalités si le cœur vous en dit (pensez, si vous ajoutez une vue, à ajouter le fichier de template qui va avec et l'url qui va avec, dans le fichier urls.py du répertoire concerné).</text:span> </text:p>
      <text:list xml:id="list115848807225009" text:continue-numbering="true" text:style-name="L1">
        <text:list-item>
          <text:p text:style-name="P88"><text:bookmark-start text:name="__RefHeading__3416_682834879"/>Exécution en local (développement)<text:bookmark-end text:name="__RefHeading__3416_682834879"/></text:p>
        </text:list-item>
      </text:list>
      <text:p text:style-name="P24">À des fins de test, vous pouvez exécuter en local e-colle, en passant la variable DEBUG à True dans settings.py, et en lançant la commande</text:p>
      <text:p text:style-name="P3">python manage.py runserver</text:p>
      <text:p text:style-name="P25"><text:soft-page-break/>dans le répertoire e-colle. E-colle sera alors accessible à l'adresse localhost:8000. Attention ce serveur ne doit jamais être utilisé autrement qu'en local, de même que la variable DEBUG ne doit valoir True qu'en local.</text:p>
      <text:list xml:id="list115850488252990" text:continue-numbering="true" text:style-name="L1">
        <text:list-item>
          <text:p text:style-name="P89"><text:bookmark-start text:name="__RefHeading__689_1618626752"/>Sauvegardes de la base de données<text:bookmark-end text:name="__RefHeading__689_1618626752"/></text:p>
        </text:list-item>
      </text:list>
      <text:p text:style-name="P76">Il est important de faire des sauvegardes régulières de la base de donnée.</text:p>
      <text:p text:style-name="P69">Depuis la dernière version des commandes à exécuter dans les console ont été ajoutées :</text:p>
      <text:list xml:id="list988749018" text:style-name="L16">
        <text:list-item>
          <text:p text:style-name="P67">« backup » . Si vous exécutez depuis le répertoire e-colle la commande </text:p>
          <text:p text:style-name="P78">python3 manage.py backup</text:p>
        </text:list-item>
      </text:list>
      <text:p text:style-name="P69">cela crée une sauvegarde de la base de données dans le répertoire /backup, dont le nom correspond à la date de la sauvegarde.</text:p>
      <text:p text:style-name="P75">Si on ajouter l’option <text:s text:c="2"/>-m ou –media :</text:p>
      <text:list xml:id="list57548238" text:style-name="L23">
        <text:list-header>
          <text:p text:style-name="P80">python3 manage.py <text:span text:style-name="T40">backup </text:span>-m</text:p>
        </text:list-header>
      </text:list>
      <text:p text:style-name="P69">on sauvegarde en plus les fichier media (photos/programmes de colle,etc..).</text:p>
      <text:p text:style-name="P69">À utiliser régulièrement pour avoir des points de sauvegarde des données en cas de problème.</text:p>
      <text:list xml:id="list2732077053" text:style-name="L24">
        <text:list-item>
          <text:p text:style-name="P70">« restore ». Si vous exécutez depuis le répertoire e-colle la commande </text:p>
          <text:p text:style-name="P83">python3 manage.py <text:span text:style-name="T41">restore</text:span></text:p>
        </text:list-item>
      </text:list>
      <text:p text:style-name="P69">On vous propose de réinitialiser le base de données/les fichiers media à une sauvegarde antérieure effectuée avec la commande backup.</text:p>
      <text:list xml:id="list115849502253259" text:continue-list="list115850488252990" text:style-name="L1">
        <text:list-item>
          <text:p text:style-name="P84"><text:span text:style-name="T46">Commande console</text:span></text:p>
        </text:list-item>
      </text:list>
      <text:p text:style-name="P73">Voici les commandes que l’on peut exécuter depuis la console dans le répertoire e-colle :</text:p>
      <text:list xml:id="list1041722239" text:style-name="L22">
        <text:list-item>
          <text:p text:style-name="P82">python3 manage.py setdebugtrue</text:p>
        </text:list-item>
      </text:list>
      <text:p text:style-name="P74">pour passer la variable DEBUG à True</text:p>
      <text:list xml:id="list115849234941783" text:continue-numbering="true" text:style-name="L22">
        <text:list-item>
          <text:p text:style-name="P82">python3 manage.py setdebug<text:span text:style-name="T44">false</text:span></text:p>
        </text:list-item>
      </text:list>
      <text:p text:style-name="P74">pour passer la variable DEBUG à False</text:p>
      <text:list xml:id="list115850268811062" text:continue-numbering="true" text:style-name="L22">
        <text:list-item>
          <text:p text:style-name="P82">python3 manage.py <text:span text:style-name="T44">backup</text:span></text:p>
        </text:list-item>
      </text:list>
      <text:p text:style-name="P74">pour faire une sauvegarde de la base de données</text:p>
      <text:list xml:id="list115850007755368" text:continue-numbering="true" text:style-name="L22">
        <text:list-item>
          <text:p text:style-name="P82"><text:soft-page-break/>python3 manage.py <text:span text:style-name="T44">backup -m</text:span></text:p>
        </text:list-item>
      </text:list>
      <text:p text:style-name="P74">pour faire une sauvegarde de la base de données et des fichiers media</text:p>
      <text:list xml:id="list115850147260442" text:continue-numbering="true" text:style-name="L22">
        <text:list-item>
          <text:p text:style-name="P82">python3 manage.py <text:span text:style-name="T43">restore</text:span></text:p>
        </text:list-item>
      </text:list>
      <text:p text:style-name="P74">pou<text:span text:style-name="T43">r </text:span>r<text:span text:style-name="T41">éinitialiser le base de données/les fichiers media à une sauvegarde antérieure effectuée avec la commande backup.</text:span></text:p>
      <text:list xml:id="list115850539035999" text:continue-numbering="true" text:style-name="L22">
        <text:list-item>
          <text:p text:style-name="P82">python3 manage.py <text:span text:style-name="T43">initdata</text:span></text:p>
        </text:list-item>
      </text:list>
      <text:p text:style-name="P74">pour <text:span text:style-name="T43">initialiser les données de e-colle</text:span></text:p>
      <text:list xml:id="list115850512027354" text:continue-numbering="true" text:style-name="L22">
        <text:list-item>
          <text:p text:style-name="P82">python3 manage.py <text:span text:style-name="T43">nouvelle_annee</text:span></text:p>
        </text:list-item>
      </text:list>
      <text:p text:style-name="P69"><text:span text:style-name="T43">Pour « nettoyer » la base de données entre 2 années, vous pouvez utiliser la commande. Cela vide certaines tables de la base de données ainsi que les fichiers media programme et image. Les données concernant les colleurs, élèves, classes, matières, sont bien entendu conservées.</text:span></text:p>
      <text:list xml:id="list115849248995953" text:continue-list="list115849502253259" text:style-name="L1">
        <text:list-item>
          <text:p text:style-name="P90"><text:bookmark-start text:name="__RefHeading__691_1618626752"/>Quelques liens utiles<text:bookmark-end text:name="__RefHeading__691_1618626752"/></text:p>
        </text:list-item>
      </text:list>
      <text:list xml:id="list1352594780" text:style-name="L19">
        <text:list-item>
          <text:p text:style-name="P71"><text:a xlink:type="simple" xlink:href="https://docs.djangoproject.com/fr/1.9/" text:style-name="Internet_20_link" text:visited-style-name="Visited_20_Internet_20_Link"><text:span text:style-name="T22">Lien vers la documentation de Django</text:span></text:a></text:p>
        </text:list-item>
        <text:list-item>
          <text:p text:style-name="P71"><text:a xlink:type="simple" xlink:href="http://dev.mysql.com/doc/" text:style-name="Internet_20_link" text:visited-style-name="Visited_20_Internet_20_Link"><text:span text:style-name="T22">lien vers la documentation de MySQL</text:span></text:a></text:p>
        </text:list-item>
        <text:list-item>
          <text:p text:style-name="P71"><text:a xlink:type="simple" xlink:href="http://www.postgresqlfr.org/" text:style-name="Internet_20_link" text:visited-style-name="Visited_20_Internet_20_Link"><text:span text:style-name="T22">lien vers la documentationde PostgreSQL</text:span></text:a></text:p>
        </text:list-item>
        <text:list-item>
          <text:p text:style-name="P72"><text:a xlink:type="simple" xlink:href="https://www.sqlite.org/" text:style-name="Internet_20_link" text:visited-style-name="Visited_20_Internet_20_Link"><text:span text:style-name="T22">lien vers la documentation de SQLite</text:span></text:a></text:p>
        </text:list-item>
        <text:list-item>
          <text:p text:style-name="P71"><text:a xlink:type="simple" xlink:href="http://httpd.apache.org/docs/2.0/fr/" text:style-name="Internet_20_link" text:visited-style-name="Visited_20_Internet_20_Link"><text:span text:style-name="T22">lien vers la documentation de Apache 2</text:span></text:a></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Courier" svg:font-family="Courier" style:font-adornments="Normal" style:font-family-generic="modern" style:font-pitch="fixed"/>
    <style:font-face style:name="Droid Sans Fallback1" svg:font-family="'Droid Sans Fallback'" style:font-family-generic="modern" style:font-pitch="fixed"/>
    <style:font-face style:name="Liberation Mono" svg:font-family="'Liberation Mono'" style:font-family-generic="modern" style:font-pitch="fixed"/>
    <style:font-face style:name="Ubuntu2" svg:font-family="Ubuntu" style:font-pitch="variable"/>
    <style:font-face style:name="Ubuntu" svg:font-family="Ubuntu" style:font-adornments="Gras" style:font-pitch="variable"/>
    <style:font-face style:name="Ubuntu1" svg:font-family="Ubuntu" style:font-adornments="Normal" style:font-pitch="variable"/>
    <style:font-face style:name="Liberation Serif" svg:font-family="'Liberation Serif'" style:font-family-generic="roman"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Ubuntu" fo:font-family="Ubuntu" style:font-style-name="Gras" style:font-pitch="variable" fo:font-size="13pt" fo:font-weight="bold"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fo:text-align="justify" style:justify-single-word="false"/>
      <style:text-properties style:font-name="Ubuntu1" fo:font-family="Ubuntu" style:font-style-name="Normal" style:font-pitch="variable" fo:font-size="13pt" style:font-size-asian="10.5pt"/>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master-page-name="">
      <loext:graphic-properties draw:fill="none" draw:fill-color="#729fcf"/>
      <style:paragraph-properties fo:margin-left="0cm" fo:margin-right="0cm" fo:margin-top="0cm" fo:margin-bottom="0.499cm" loext:contextual-spacing="false" fo:text-indent="0cm" style:auto-text-indent="false" style:page-number="auto" fo:background-color="transparent" style:shadow="none">
        <style:tab-stops/>
      </style:paragraph-properties>
      <style:text-properties style:font-name="Courier" fo:font-family="Courier" style:font-style-name="Normal" style:font-family-generic="modern" style:font-pitch="fixed" fo:background-color="#000000" style:font-size-asian="10.5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Droid Sans Fallback1" style:font-family-asian="'Droid Sans Fallback'" style:font-family-generic-asian="modern" style:font-pitch-asian="fixed" style:font-size-asian="10pt" style:font-name-complex="Liberation Mono" style:font-family-complex="'Liberation Mono'" style:font-family-generic-complex="modern" style:font-pitch-complex="fixed" style:font-size-complex="10pt"/>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Emphasis" style:family="text">
      <style:text-properties fo:font-style="italic" style:font-style-asian="italic" style:font-style-complex="italic"/>
    </style:style>
    <style:style style:name="Teletype" style:family="text">
      <style:text-properties style:font-name="Liberation Mono" fo:font-family="'Liberation Mono'" style:font-family-generic="modern" style:font-pitch="fixed" style:font-name-asian="Droid Sans Fallback1" style:font-family-asian="'Droid Sans Fallback'"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6-01-11T14:12:43.969211207</meta:creation-date>
    <dc:date>2019-08-07T11:58:48.546836575</dc:date>
    <meta:editing-duration>P3DT2H29M23S</meta:editing-duration>
    <meta:editing-cycles>325</meta:editing-cycles>
    <meta:generator>LibreOffice/6.2.5.2$Linux_X86_64 LibreOffice_project/20$Build-2</meta:generator>
    <meta:document-statistic meta:table-count="0" meta:image-count="0" meta:object-count="0" meta:page-count="8" meta:paragraph-count="147" meta:word-count="2122" meta:character-count="13717" meta:non-whitespace-character-count="11778"/>
  </office:meta>
</office:document-meta>
</file>